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GraphVisualiz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GraphVisualizer.get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Graph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GraphVisualizer.add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GraphVisualizer.getAxisLabe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GraphVisualizer.makeGrap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atGraphVisualizer.getAllTableDat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GraphVisualizer.StatGraph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tGraphVisualizer.getPrintableCompon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GraphVisualizer.actionPerformed( Action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atGraphVisualizer.testFun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GraphVisu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